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normal" officeooo:rsid="0028b253" officeooo:paragraph-rsid="0028b253" style:font-weight-asian="normal" style:font-weight-complex="normal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fo:font-weight="normal" officeooo:rsid="002580aa" officeooo:paragraph-rsid="001a5778" style:font-weight-asian="normal" style:font-weight-complex="normal"/>
    </style:style>
    <style:style style:name="P4" style:family="paragraph" style:parent-style-name="Standard">
      <style:text-properties fo:font-weight="normal" officeooo:rsid="0028b253" officeooo:paragraph-rsid="0028b253" style:font-weight-asian="normal" style:font-weight-complex="normal"/>
    </style:style>
    <style:style style:name="P5" style:family="paragraph" style:parent-style-name="Standard">
      <style:text-properties fo:font-weight="normal" officeooo:rsid="002a77ef" officeooo:paragraph-rsid="002a77ef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2a77ef" officeooo:paragraph-rsid="002c649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a77ef" officeooo:paragraph-rsid="002c6497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a77ef" officeooo:paragraph-rsid="002dfb4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dfb45" officeooo:paragraph-rsid="002dfb45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2dfb45"/>
    </style:style>
    <style:style style:name="T1" style:family="text">
      <style:text-properties fo:font-weight="normal" officeooo:rsid="002dfb45" style:font-weight-asian="normal" style:font-weight-complex="normal"/>
    </style:style>
    <style:style style:name="T2" style:family="text">
      <style:text-properties officeooo:rsid="002a77ef"/>
    </style:style>
    <style:style style:name="T3" style:family="text">
      <style:text-properties officeooo:rsid="002dfb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ep 1: Installation</text:p>
      <text:p text:style-name="P5">Step 2: Hardware Connection and verification:</text:p>
      <text:p text:style-name="P5"/>
      <text:p text:style-name="P6">Step 1: Installation</text:p>
      <text:p text:style-name="P4"><text:span text:style-name="T2">a</text:span>) Install pymavlink:</text:p>
      <text:p text:style-name="P4">sudo apt-get update &amp;&amp; sudo apt-get upgrade</text:p>
      <text:p text:style-name="P4"/>
      <text:p text:style-name="P3">pip install pymavlink</text:p>
      <text:p text:style-name="P3"/>
      <text:p text:style-name="P4"><text:span text:style-name="T2">b</text:span>) Install mavproxy:</text:p>
      <text:p text:style-name="P4">Link: <text:a xlink:type="simple" xlink:href="https://ardupilot.org/mavproxy/docs/getting_started/download_and_installation.html" text:style-name="Internet_20_link" text:visited-style-name="Visited_20_Internet_20_Link">https://ardupilot.org/mavproxy/docs/getting_started/download_and_installation.html</text:a></text:p>
      <text:p text:style-name="P1">sudo apt-get install python3-dev python3-opencv python3-wxgtk4.0 python3-pip python3-matplotlib python3-lxml python3-pygame</text:p>
      <text:p text:style-name="Preformatted_20_Text">python3 -m pip install PyYAML mavproxy --user</text:p>
      <text:p text:style-name="P2">echo 'export PATH="$PATH:$HOME/.local/bin"' &gt;&gt; ~/.bashrc</text:p>
      <text:p text:style-name="P5">Test:</text:p>
      <text:p text:style-name="P4">sudo find / -name mavproxy.py</text:p>
      <text:p text:style-name="P4">python3 mavproxy.py </text:p>
      <text:p text:style-name="P4"/>
      <text:p text:style-name="P6">Step 2: Hardware Connection and verification:</text:p>
      <text:p text:style-name="P7"><text:s/>sudo mavproxy.py --master=/dev/ttyTHS3 --baudrate 57600</text:p>
      <text:p text:style-name="P7">WARNING: You should uninstall ModemManager as it conflicts with APM and Pixhawk</text:p>
      <text:p text:style-name="P7">Connect /dev/ttyTHS3 source_system=255</text:p>
      <text:p text:style-name="P7">Log Directory: </text:p>
      <text:p text:style-name="P7">Telemetry log: mav.tlog</text:p>
      <text:p text:style-name="P8">Waiting for heartbeat from /dev/ttyTHS3</text:p>
      <text:p text:style-name="P8"><text:line-break/><text:span text:style-name="T3">If Link not established:</text:span></text:p>
      <text:p text:style-name="P8"><text:span text:style-name="T3"><text:s/>sudo mavproxy.py --master=/dev/ttyTHS3 --baudrate 57600</text:span></text:p>
      <text:p text:style-name="P8"><text:span text:style-name="T3">WARNING: You should uninstall ModemManager as it conflicts with APM and Pixhawk</text:span></text:p>
      <text:p text:style-name="P8"><text:span text:style-name="T3">Connect /dev/ttyTHS3 source_system=255</text:span></text:p>
      <text:p text:style-name="P8"><text:span text:style-name="T3">Log Directory: </text:span></text:p>
      <text:p text:style-name="P8"><text:span text:style-name="T3">Telemetry log: mav.tlog</text:span></text:p>
      <text:p text:style-name="P8"><text:span text:style-name="T3">Waiting for heartbeat from /dev/ttyTHS3</text:span></text:p>
      <text:p text:style-name="P8"><text:span text:style-name="T3"><text:line-break/>it shows:</text:span></text:p>
      <text:p text:style-name="P8"><text:span text:style-name="T3"><text:line-break/>MAV&gt; link 1 down</text:span></text:p>
      <text:p text:style-name="P8"/>
      <text:p text:style-name="P8"/>
      <text:p text:style-name="P9">and if established:</text:p>
      <text:p text:style-name="P9"><text:line-break/>It gives :</text:p>
      <text:p text:style-name="P10"><text:span text:style-name="T1"><text:line-break/>MAV&gt; link 1 up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8T10:49:01.591079984</meta:creation-date>
    <meta:generator>LibreOffice/6.4.7.2$Linux_AARCH64 LibreOffice_project/40$Build-2</meta:generator>
    <dc:date>2025-02-28T16:15:01.795887752</dc:date>
    <meta:editing-duration>PT1H12M12S</meta:editing-duration>
    <meta:editing-cycles>18</meta:editing-cycles>
    <meta:document-statistic meta:table-count="0" meta:image-count="0" meta:object-count="0" meta:page-count="1" meta:paragraph-count="33" meta:word-count="151" meta:character-count="1198" meta:non-whitespace-character-count="1075"/>
  </office:meta>
</office:document-meta>
</file>